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6">
        <draw:frame draw:style-name="gr1" draw:layer="layout" svg:width="28cm" svg:height="21cm" svg:x="-0.06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ancea </meta:initial-creator>
    <meta:creation-date>2012-10-15T03:09:04</meta:creation-date>
    <meta:editing-duration>PT1H1M51S</meta:editing-duration>
    <meta:editing-cycles>14</meta:editing-cycles>
    <dc:date>2014-12-15T10:07:20.676861705</dc:date>
    <meta:generator>LibreOffice/4.2.7.2$Linux_X86_64 LibreOffice_project/420m0$Build-2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4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32pt" fo:font-weight="bold" style:font-size-asian="8pt" style:font-size-complex="8pt"/>
    </style:style>
    <style:style style:name="ch4" style:family="chart">
      <style:chart-properties chart:stacked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30pt" fo:font-weight="bold" style:font-size-asian="8pt" style:font-size-complex="8pt"/>
    </style:style>
    <style:style style:name="ch6" style:family="chart" style:data-style-name="N0">
      <style:chart-properties chart:display-label="true" chart:logarithmic="false" chart:interval-major="0.1" chart:reverse-direction="false" text:line-break="false" chart:link-data-style-to-source="false" chart:axis-position="1"/>
      <style:graphic-properties svg:stroke-color="#b3b3b3"/>
      <style:text-properties fo:font-size="32pt" fo:font-weight="bold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color="#ffffff" fo:font-size="22pt" fo:font-weight="bold" style:font-size-asian="6pt" style:font-size-complex="6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22pt" fo:font-weight="bold" style:font-size-asian="6pt" style:font-size-complex="6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21.001cm" xlink:href="." xlink:type="simple" chart:class="chart:bar" chart:style-name="ch1">
        <chart:title svg:x="0.124cm" svg:y="0.324cm" chart:style-name="ch2">
          <text:p>TRACK: 1 to 16 Procs On PowerPC P5+. </text:p>
        </chart:title>
        <chart:legend svg:x="12.452cm" svg:y="2.759cm" style:legend-expansion="custom" chartooo:width="15.143cm" chartooo:height="5.865cm" style:legend-expansion-aspect-ratio="2.58192668371696" chart:style-name="ch3"/>
        <chart:plot-area chart:style-name="ch4" chart:data-source-has-labels="both" svg:x="0.266cm" svg:y="2.759cm" svg:width="27.339cm" svg:height="17.982cm">
          <chartooo:coordinate-region svg:x="2.556cm" svg:y="2.759cm" svg:width="25.049cm" svg:height="16.515cm"/>
          <chart:axis chart:dimension="x" chart:name="primary-x" chart:style-name="ch5" chartooo:axis-type="text"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</text:p>
              </table:table-cell>
              <table:table-cell office:value-type="string">
                <text:p>2 Procs</text:p>
              </table:table-cell>
              <table:table-cell office:value-type="string">
                <text:p>4 Procs</text:p>
              </table:table-cell>
              <table:table-cell office:value-type="string">
                <text:p>8 Procs</text:p>
              </table:table-cell>
              <table:table-cell office:value-type="string">
                <text:p>16 Procs</text:p>
              </table:table-cell>
            </table:table-row>
          </table:table-header-rows>
          <table:table-rows>
            <table:table-row>
              <table:table-cell office:value-type="string">
                <text:p>CIV Slice Overhead</text:p>
              </table:table-cell>
              <table:table-cell office:value-type="float" office:value="0.93">
                <text:p>0.93</text:p>
              </table:table-cell>
              <table:table-cell office:value-type="float" office:value="0.48">
                <text:p>0.48</text:p>
              </table:table-cell>
              <table:table-cell office:value-type="float" office:value="0.26">
                <text:p>0.26</text:p>
              </table:table-cell>
              <table:table-cell office:value-type="float" office:value="0.12">
                <text:p>0.1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Parallel Executor Loop</text:p>
              </table:table-cell>
              <table:table-cell office:value-type="float" office:value="0.95">
                <text:p>0.95</text:p>
              </table:table-cell>
              <table:table-cell office:value-type="float" office:value="0.49">
                <text:p>0.49</text:p>
              </table:table-cell>
              <table:table-cell office:value-type="float" office:value="0.26">
                <text:p>0.26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